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50699999999999" table:style-name="ce3">
            <text:p>1.02507</text:p>
          </table:table-cell>
          <table:table-cell office:value-type="float" office:value="-0.28549000000000002" table:style-name="ce3">
            <text:p>-0.2854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09599999999999" table:style-name="ce3">
            <text:p>1.05096</text:p>
          </table:table-cell>
          <table:table-cell office:value-type="float" office:value="-0.26383000000000001" table:style-name="ce3">
            <text:p>-0.2638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-0.18715999999999999" table:style-name="ce3">
            <text:p>-0.18716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46800000000001" table:style-name="ce3">
            <text:p>1.04468</text:p>
          </table:table-cell>
          <table:table-cell office:value-type="float" office:value="-0.33341999999999999" table:style-name="ce3">
            <text:p>-0.33342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866000000000003" table:style-name="ce3">
            <text:p>0.78866</text:p>
          </table:table-cell>
          <table:table-cell office:value-type="float" office:value="-0.69782999999999995" table:style-name="ce3">
            <text:p>-0.69783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-0.50127999999999995" table:style-name="ce3">
            <text:p>-0.50128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3516000000000001" table:style-name="ce3">
            <text:p>0.83516</text:p>
          </table:table-cell>
          <table:table-cell office:value-type="float" office:value="-0.64802000000000004" table:style-name="ce3">
            <text:p>-0.64802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449" table:style-name="ce3">
            <text:p>0.88449</text:p>
          </table:table-cell>
          <table:table-cell office:value-type="float" office:value="-0.58779999999999999" table:style-name="ce3">
            <text:p>-0.5878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6002000000000001" table:style-name="ce3">
            <text:p>0.86002</text:p>
          </table:table-cell>
          <table:table-cell office:value-type="float" office:value="-0.63248000000000004" table:style-name="ce3">
            <text:p>-0.63248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492000000000003" table:style-name="ce3">
            <text:p>0.99492</text:p>
          </table:table-cell>
          <table:table-cell office:value-type="float" office:value="-0.41913" table:style-name="ce3">
            <text:p>-0.4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399000000000003" table:style-name="ce3">
            <text:p>0.98399</text:p>
          </table:table-cell>
          <table:table-cell office:value-type="float" office:value="-0.26463999999999999" table:style-name="ce3">
            <text:p>-0.2646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714999999999999" table:style-name="ce3">
            <text:p>0.88715</text:p>
          </table:table-cell>
          <table:table-cell office:value-type="float" office:value="-0.44292999999999999" table:style-name="ce3">
            <text:p>-0.44293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450999999999998" table:style-name="ce3">
            <text:p>0.84451</text:p>
          </table:table-cell>
          <table:table-cell office:value-type="float" office:value="-0.54393000000000002" table:style-name="ce3">
            <text:p>-0.54393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498999999999997" table:style-name="ce3">
            <text:p>0.91499</text:p>
          </table:table-cell>
          <table:table-cell office:value-type="float" office:value="-0.57577" table:style-name="ce3">
            <text:p>-0.5757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3566000000000005" table:style-name="ce3">
            <text:p>0.93566</text:p>
          </table:table-cell>
          <table:table-cell office:value-type="float" office:value="-0.49935000000000002" table:style-name="ce3">
            <text:p>-0.49935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946000000000006" table:style-name="ce3">
            <text:p>0.91946</text:p>
          </table:table-cell>
          <table:table-cell office:value-type="float" office:value="-0.49724000000000002" table:style-name="ce3">
            <text:p>-0.49724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506999999999995" table:style-name="ce3">
            <text:p>0.92507</text:p>
          </table:table-cell>
          <table:table-cell office:value-type="float" office:value="-0.45728999999999997" table:style-name="ce3">
            <text:p>-0.45729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06000000000004" table:style-name="ce3">
            <text:p>0.97706</text:p>
          </table:table-cell>
          <table:table-cell office:value-type="float" office:value="-0.34466000000000002" table:style-name="ce3">
            <text:p>-0.34466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466999999999995" table:style-name="ce3">
            <text:p>0.87467</text:p>
          </table:table-cell>
          <table:table-cell office:value-type="float" office:value="-0.57538" table:style-name="ce3">
            <text:p>-0.57538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7676000000000001" table:style-name="ce3">
            <text:p>0.77676</text:p>
          </table:table-cell>
          <table:table-cell office:value-type="float" office:value="-0.66964000000000001" table:style-name="ce3">
            <text:p>-0.6696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9462999999999995" table:style-name="ce3">
            <text:p>0.79463</text:p>
          </table:table-cell>
          <table:table-cell office:value-type="float" office:value="-0.65268000000000004" table:style-name="ce3">
            <text:p>-0.65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508" table:style-name="ce3">
            <text:p>0.78508</text:p>
          </table:table-cell>
          <table:table-cell office:value-type="float" office:value="-0.64070000000000005" table:style-name="ce3">
            <text:p>-0.6407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118999999999998" table:style-name="ce3">
            <text:p>0.95119</text:p>
          </table:table-cell>
          <table:table-cell office:value-type="float" office:value="-0.25869999999999999" table:style-name="ce3">
            <text:p>-0.2587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48999999999999" table:style-name="ce3">
            <text:p>1.0549</text:p>
          </table:table-cell>
          <table:table-cell office:value-type="float" office:value="-0.16045999999999999" table:style-name="ce3">
            <text:p>-0.16046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738799999999999" table:style-name="ce3">
            <text:p>1.07388</text:p>
          </table:table-cell>
          <table:table-cell office:value-type="float" office:value="-4.9489999999999999E-2" table:style-name="ce3">
            <text:p>-0.04949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4825000000000004" table:style-name="ce3">
            <text:p>0.94825</text:p>
          </table:table-cell>
          <table:table-cell office:value-type="float" office:value="-0.27046999999999999" table:style-name="ce3">
            <text:p>-0.27047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397000000000002" table:style-name="ce3">
            <text:p>0.99397</text:p>
          </table:table-cell>
          <table:table-cell office:value-type="float" office:value="-0.39306000000000002" table:style-name="ce3">
            <text:p>-0.39306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60000000000002" table:style-name="ce3">
            <text:p>0.9776</text:p>
          </table:table-cell>
          <table:table-cell office:value-type="float" office:value="-0.33333000000000002" table:style-name="ce3">
            <text:p>-0.33333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641999999999995" table:style-name="ce3">
            <text:p>0.96642</text:p>
          </table:table-cell>
          <table:table-cell office:value-type="float" office:value="-0.45590999999999998" table:style-name="ce3">
            <text:p>-0.4559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435000000000003" table:style-name="ce3">
            <text:p>0.82435</text:p>
          </table:table-cell>
          <table:table-cell office:value-type="float" office:value="-0.52771999999999997" table:style-name="ce3">
            <text:p>-0.52772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226999999999996" table:style-name="ce3">
            <text:p>0.96227</text:p>
          </table:table-cell>
          <table:table-cell office:value-type="float" office:value="-0.42875999999999997" table:style-name="ce3">
            <text:p>-0.42876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270999999999999" table:style-name="ce3">
            <text:p>0.88271</text:p>
          </table:table-cell>
          <table:table-cell office:value-type="float" office:value="-0.51285999999999998" table:style-name="ce3">
            <text:p>-0.51286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733000000000001" table:style-name="ce3">
            <text:p>0.82733</text:p>
          </table:table-cell>
          <table:table-cell office:value-type="float" office:value="-0.59879000000000004" table:style-name="ce3">
            <text:p>-0.59879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494999999999997" table:style-name="ce3">
            <text:p>0.95495</text:p>
          </table:table-cell>
          <table:table-cell office:value-type="float" office:value="-0.56315000000000004" table:style-name="ce3">
            <text:p>-0.56315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782000000000004" table:style-name="ce3">
            <text:p>0.87782</text:p>
          </table:table-cell>
          <table:table-cell office:value-type="float" office:value="-0.61107" table:style-name="ce3">
            <text:p>-0.61107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12999999999999" table:style-name="ce3">
            <text:p>1.0513</text:p>
          </table:table-cell>
          <table:table-cell office:value-type="float" office:value="-0.19917000000000001" table:style-name="ce3">
            <text:p>-0.19917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782" table:style-name="ce3">
            <text:p>1.04782</text:p>
          </table:table-cell>
          <table:table-cell office:value-type="float" office:value="-0.12291000000000001" table:style-name="ce3">
            <text:p>-0.12291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63400000000001" table:style-name="ce3">
            <text:p>1.05634</text:p>
          </table:table-cell>
          <table:table-cell office:value-type="float" office:value="-8.8050000000000003E-2" table:style-name="ce3">
            <text:p>-0.08805</text:p>
          </table:table-cell>
          <table:table-cell table:number-columns-repeated="16376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979" table:style-name="ce3">
            <text:p>1.06979</text:p>
          </table:table-cell>
          <table:table-cell office:value-type="float" office:value="2.104E-2" table:style-name="ce3">
            <text:p>0.02104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59400000000001" table:style-name="ce3">
            <text:p>1.04594</text:p>
          </table:table-cell>
          <table:table-cell office:value-type="float" office:value="-0.22561999999999999" table:style-name="ce3">
            <text:p>-0.22562</text:p>
          </table:table-cell>
          <table:table-cell table:number-columns-repeated="16376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190999999999995" table:style-name="ce3">
            <text:p>0.98191</text:p>
          </table:table-cell>
          <table:table-cell office:value-type="float" office:value="-0.40812999999999999" table:style-name="ce3">
            <text:p>-0.40813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52999999999999" table:style-name="ce3">
            <text:p>0.95753</text:p>
          </table:table-cell>
          <table:table-cell office:value-type="float" office:value="-0.53598999999999997" table:style-name="ce3">
            <text:p>-0.53599</text:p>
          </table:table-cell>
          <table:table-cell table:number-columns-repeated="16376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894000000000004" table:style-name="ce3">
            <text:p>0.98894</text:p>
          </table:table-cell>
          <table:table-cell office:value-type="float" office:value="-0.17441000000000001" table:style-name="ce3">
            <text:p>-0.17441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665000000000002" table:style-name="ce3">
            <text:p>0.97665</text:p>
          </table:table-cell>
          <table:table-cell office:value-type="float" office:value="-0.20966000000000001" table:style-name="ce3">
            <text:p>-0.20966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406000000000005" table:style-name="ce3">
            <text:p>0.98406</text:p>
          </table:table-cell>
          <table:table-cell office:value-type="float" office:value="-0.18822" table:style-name="ce3">
            <text:p>-0.18822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628000000000005" table:style-name="ce3">
            <text:p>0.99628</text:p>
          </table:table-cell>
          <table:table-cell office:value-type="float" office:value="-0.27522999999999997" table:style-name="ce3">
            <text:p>-0.27523</text:p>
          </table:table-cell>
          <table:table-cell table:number-columns-repeated="16376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848999999999996" table:style-name="ce3">
            <text:p>0.96849</text:p>
          </table:table-cell>
          <table:table-cell office:value-type="float" office:value="-0.30070000000000002" table:style-name="ce3">
            <text:p>-0.3007</text:p>
          </table:table-cell>
          <table:table-cell table:number-columns-repeated="16376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636999999999996" table:style-name="ce3">
            <text:p>0.84637</text:p>
          </table:table-cell>
          <table:table-cell office:value-type="float" office:value="-0.53259000000000001" table:style-name="ce3">
            <text:p>-0.53259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251000000000005" table:style-name="ce3">
            <text:p>0.92251</text:p>
          </table:table-cell>
          <table:table-cell office:value-type="float" office:value="-0.41436000000000001" table:style-name="ce3">
            <text:p>-0.41436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10999999999999" table:style-name="ce3">
            <text:p>1.061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22100000000001" table:style-name="ce3">
            <text:p>1.02221</text:p>
          </table:table-cell>
          <table:table-cell office:value-type="float" office:value="-0.28464" table:style-name="ce3">
            <text:p>-0.28464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11000000000002" table:style-name="ce3">
            <text:p>0.95711</text:p>
          </table:table-cell>
          <table:table-cell office:value-type="float" office:value="-0.51820999999999995" table:style-name="ce3">
            <text:p>-0.51821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357000000000003" table:style-name="ce3">
            <text:p>0.95357</text:p>
          </table:table-cell>
          <table:table-cell office:value-type="float" office:value="-0.50865000000000005" table:style-name="ce3">
            <text:p>-0.50865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608999999999999" table:style-name="ce3">
            <text:p>0.82609</text:p>
          </table:table-cell>
          <table:table-cell office:value-type="float" office:value="-0.58387" table:style-name="ce3">
            <text:p>-0.58387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245999999999997" table:style-name="ce3">
            <text:p>0.95246</text:p>
          </table:table-cell>
          <table:table-cell office:value-type="float" office:value="-0.39207999999999998" table:style-name="ce3">
            <text:p>-0.39208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878999999999996" table:style-name="ce3">
            <text:p>0.87879</text:p>
          </table:table-cell>
          <table:table-cell office:value-type="float" office:value="-0.51483999999999996" table:style-name="ce3">
            <text:p>-0.51484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g (pu)</text:p>
          </table:table-cell>
          <table:table-cell office:value-type="string" table:style-name="ce4">
            <text:p>b (pu)</text:p>
          </table:table-cell>
          <table:table-cell office:value-type="string" table:style-name="ce4">
            <text:p>g_sh (pu)</text:p>
          </table:table-cell>
          <table:table-cell office:value-type="string" table:style-name="ce4">
            <text:p>b_sh (pu)</text:p>
          </table:table-cell>
          <table:table-cell office:value-type="string" table:style-name="ce4">
            <text:p>RATE_A</text:p>
          </table:table-cell>
          <table:table-cell office:value-type="string" table:style-name="ce4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1.6902781499999999" table:style-name="ce5">
            <text:p>1.69027815</text:p>
          </table:table-cell>
          <table:table-cell office:value-type="float" office:value="-10.84773444" table:style-name="ce5">
            <text:p>-10.84773444</text:p>
          </table:table-cell>
          <table:table-cell office:value-type="float" office:value="0" table:style-name="ce5">
            <text:p>0</text:p>
          </table:table-cell>
          <table:table-cell office:value-type="float" office:value="1.8051999999999999E-2" table:style-name="ce5">
            <text:p>0.01805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2.7394776300000001" table:style-name="ce5">
            <text:p>2.73947763</text:p>
          </table:table-cell>
          <table:table-cell office:value-type="float" office:value="-19.61744573" table:style-name="ce5">
            <text:p>-19.61744573</text:p>
          </table:table-cell>
          <table:table-cell office:value-type="float" office:value="0" table:style-name="ce5">
            <text:p>0</text:p>
          </table:table-cell>
          <table:table-cell office:value-type="float" office:value="1.0088E-2" table:style-name="ce5">
            <text:p>0.01008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73349633000000003" table:style-name="ce5">
            <text:p>0.73349633</text:p>
          </table:table-cell>
          <table:table-cell office:value-type="float" office:value="-4.8899755499999999" table:style-name="ce5">
            <text:p>-4.88997555</text:p>
          </table:table-cell>
          <table:table-cell office:value-type="float" office:value="0" table:style-name="ce5">
            <text:p>0</text:p>
          </table:table-cell>
          <table:table-cell office:value-type="float" office:value="3.0262000000000001E-2" table:style-name="ce5">
            <text:p>0.03026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.7027027000000001" table:style-name="ce5">
            <text:p>2.7027027</text:p>
          </table:table-cell>
          <table:table-cell office:value-type="float" office:value="-16.21621622" table:style-name="ce5">
            <text:p>-16.21621622</text:p>
          </table:table-cell>
          <table:table-cell office:value-type="float" office:value="0" table:style-name="ce5">
            <text:p>0</text:p>
          </table:table-cell>
          <table:table-cell office:value-type="float" office:value="1.2212000000000001E-2" table:style-name="ce5">
            <text:p>0.01221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.47578520000000002" table:style-name="ce5">
            <text:p>0.4757852</text:p>
          </table:table-cell>
          <table:table-cell office:value-type="float" office:value="-3.5068778300000001" table:style-name="ce5">
            <text:p>-3.50687783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.54054053999999996" table:style-name="ce5">
            <text:p>0.54054054</text:p>
          </table:table-cell>
          <table:table-cell office:value-type="float" office:value="-3.24324324" table:style-name="ce5">
            <text:p>-3.24324324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.5384615399999999" table:style-name="ce5">
            <text:p>1.53846154</text:p>
          </table:table-cell>
          <table:table-cell office:value-type="float" office:value="-12.30769231" table:style-name="ce5">
            <text:p>-12.30769231</text:p>
          </table:table-cell>
          <table:table-cell office:value-type="float" office:value="0" table:style-name="ce5">
            <text:p>0</text:p>
          </table:table-cell>
          <table:table-cell office:value-type="float" office:value="1.5928000000000001E-2" table:style-name="ce5">
            <text:p>0.01592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.4560877999999999" table:style-name="ce5">
            <text:p>1.4560878</text:p>
          </table:table-cell>
          <table:table-cell office:value-type="float" office:value="-10.916899219999999" table:style-name="ce5">
            <text:p>-10.91689922</text:p>
          </table:table-cell>
          <table:table-cell office:value-type="float" office:value="0" table:style-name="ce5">
            <text:p>0</text:p>
          </table:table-cell>
          <table:table-cell office:value-type="float" office:value="1.5206000000000001E-2" table:style-name="ce5">
            <text:p>0.015206</text:p>
          </table:table-cell>
          <table:table-cell office:value-type="float" office:value="2.5" table:style-name="ce5">
            <text:p>2.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15.38461538" table:style-name="ce5">
            <text:p>15.38461538</text:p>
          </table:table-cell>
          <table:table-cell office:value-type="float" office:value="-123.07692308" table:style-name="ce5">
            <text:p>-123.0769231</text:p>
          </table:table-cell>
          <table:table-cell office:value-type="float" office:value="0" table:style-name="ce5">
            <text:p>0</text:p>
          </table:table-cell>
          <table:table-cell office:value-type="float" office:value="0.20106199999999999" table:style-name="ce5">
            <text:p>0.20106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.65016502" table:style-name="ce5">
            <text:p>1.65016502</text:p>
          </table:table-cell>
          <table:table-cell office:value-type="float" office:value="-16.501650170000001" table:style-name="ce5">
            <text:p>-16.50165017</text:p>
          </table:table-cell>
          <table:table-cell office:value-type="float" office:value="0" table:style-name="ce5">
            <text:p>0</text:p>
          </table:table-cell>
          <table:table-cell office:value-type="float" office:value="1.799488" table:style-name="ce5">
            <text:p>1.7994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2.4390243900000002" table:style-name="ce5">
            <text:p>2.43902439</text:p>
          </table:table-cell>
          <table:table-cell office:value-type="float" office:value="-21.951219510000001" table:style-name="ce5">
            <text:p>-21.95121951</text:p>
          </table:table-cell>
          <table:table-cell office:value-type="float" office:value="0" table:style-name="ce5">
            <text:p>0</text:p>
          </table:table-cell>
          <table:table-cell office:value-type="float" office:value="1.4024000000000001" table:style-name="ce5">
            <text:p>1.402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3.2232070899999998" table:style-name="ce5">
            <text:p>3.22320709</text:p>
          </table:table-cell>
          <table:table-cell office:value-type="float" office:value="-28.20306205" table:style-name="ce5">
            <text:p>-28.20306205</text:p>
          </table:table-cell>
          <table:table-cell office:value-type="float" office:value="0" table:style-name="ce5">
            <text:p>0</text:p>
          </table:table-cell>
          <table:table-cell office:value-type="float" office:value="1.0505599999999999" table:style-name="ce5">
            <text:p>1.0505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1.98019802" table:style-name="ce5">
            <text:p>1.98019802</text:p>
          </table:table-cell>
          <table:table-cell office:value-type="float" office:value="-19.801980199999999" table:style-name="ce5">
            <text:p>-19.8019802</text:p>
          </table:table-cell>
          <table:table-cell office:value-type="float" office:value="0" table:style-name="ce5">
            <text:p>0</text:p>
          </table:table-cell>
          <table:table-cell office:value-type="float" office:value="1.4979199999999999" table:style-name="ce5">
            <text:p>1.4979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0.99009901" table:style-name="ce5">
            <text:p>0.99009901</text:p>
          </table:table-cell>
          <table:table-cell office:value-type="float" office:value="-9.9009900999999996" table:style-name="ce5">
            <text:p>-9.9009901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office:value-type="float" office:value="2.2003545" table:style-name="ce5">
            <text:p>2.2003545</text:p>
          </table:table-cell>
          <table:table-cell office:value-type="float" office:value="-14.669488400000001" table:style-name="ce5">
            <text:p>-14.6694884</text:p>
          </table:table-cell>
          <table:table-cell office:value-type="float" office:value="0" table:style-name="ce5">
            <text:p>0</text:p>
          </table:table-cell>
          <table:table-cell office:value-type="float" office:value="2.0005760000000001" table:style-name="ce5">
            <text:p>2.0005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7.497070540000003" table:style-name="ce5">
            <text:p>37.49707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3.333333330000002" table:style-name="ce5">
            <text:p>33.33333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.9112081500000002" table:style-name="ce5">
            <text:p>2.91120815</text:p>
          </table:table-cell>
          <table:table-cell office:value-type="float" office:value="-21.834061139999999" table:style-name="ce5">
            <text:p>-21.83406114</text:p>
          </table:table-cell>
          <table:table-cell office:value-type="float" office:value="0" table:style-name="ce5">
            <text:p>0</text:p>
          </table:table-cell>
          <table:table-cell office:value-type="float" office:value="1.3018879999999999" table:style-name="ce5">
            <text:p>1.3018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8.7336244500000006" table:style-name="ce5">
            <text:p>8.73362445</text:p>
          </table:table-cell>
          <table:table-cell office:value-type="float" office:value="-65.502183410000001" table:style-name="ce5">
            <text:p>-65.50218341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1.6868578400000001" table:style-name="ce5">
            <text:p>1.68685784</text:p>
          </table:table-cell>
          <table:table-cell office:value-type="float" office:value="-12.268057049999999" table:style-name="ce5">
            <text:p>-12.26805705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.4247787599999997" table:style-name="ce5">
            <text:p>4.42477876</text:p>
          </table:table-cell>
          <table:table-cell office:value-type="float" office:value="-66.371681420000002" table:style-name="ce5">
            <text:p>-66.37168142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5"/>
        <table:table-column table:style-name="co12" table:default-cell-style-name="ce5"/>
        <table:table-column table:style-name="co1" table:number-columns-repeated="6" table:default-cell-style-name="ce5"/>
        <table:table-column table:style-name="co13" table:default-cell-style-name="ce5"/>
        <table:table-column table:style-name="co1" table:number-columns-repeated="16374" table:default-cell-style-name="ce5"/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Pg (pu)</text:p>
          </table:table-cell>
          <table:table-cell office:value-type="string" table:style-name="ce4">
            <text:p>Qg (pu)</text:p>
          </table:table-cell>
          <table:table-cell office:value-type="string" table:style-name="ce4">
            <text:p>Q_max (pu)</text:p>
          </table:table-cell>
          <table:table-cell office:value-type="string" table:style-name="ce4">
            <text:p>Q_min (pu)</text:p>
          </table:table-cell>
          <table:table-cell office:value-type="string" table:style-name="ce4">
            <text:p>V_set (pu)</text:p>
          </table:table-cell>
          <table:table-cell office:value-type="string" table:style-name="ce4">
            <text:p>P_max (pu)</text:p>
          </table:table-cell>
          <table:table-cell office:value-type="string" table:style-name="ce4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7.2000000002966003" table:style-name="ce1">
            <text:p>7.2</text:p>
          </table:table-cell>
          <table:table-cell office:value-type="float" office:value="-0.66767200000000004" table:style-name="ce5">
            <text:p>-0.667672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7" table:style-name="ce5">
            <text:p>1.07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9.9999999900302505E-2" table:style-name="ce1">
            <text:p>0.1</text:p>
          </table:table-cell>
          <table:table-cell office:value-type="float" office:value="-7.1233000000000005E-2" table:style-name="ce5">
            <text:p>-0.071233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549999999999999" table:style-name="ce5">
            <text:p>1.055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.39508000933112" table:style-name="ce10">
            <text:p>1.395080009</text:p>
          </table:table-cell>
          <table:table-cell office:value-type="float" office:value="-0.22670599999999999" table:style-name="ce7">
            <text:p>-0.226706</text:p>
          </table:table-cell>
          <table:table-cell office:value-type="float" office:value="6.3" table:style-name="ce7">
            <text:p>6.3</text:p>
          </table:table-cell>
          <table:table-cell office:value-type="float" office:value="-6.3" table:style-name="ce7">
            <text:p>-6.3</text:p>
          </table:table-cell>
          <table:table-cell office:value-type="float" office:value="1.06" table:style-name="ce7">
            <text:p>1.06</text:p>
          </table:table-cell>
          <table:table-cell office:value-type="float" office:value="6.3" table:style-name="ce7">
            <text:p>6.3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16371" table:style-name="ce10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9.9999999900154096E-2" table:style-name="ce1">
            <text:p>0.1</text:p>
          </table:table-cell>
          <table:table-cell office:value-type="float" office:value="-0.115498" table:style-name="ce5">
            <text:p>-0.115498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7" table:style-name="ce5">
            <text:p>1.07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.75000000046946" table:style-name="ce1">
            <text:p>4.75</text:p>
          </table:table-cell>
          <table:table-cell office:value-type="float" office:value="-0.383351" table:style-name="ce5">
            <text:p>-0.383351</text:p>
          </table:table-cell>
          <table:table-cell office:value-type="float" office:value="3.25" table:style-name="ce5">
            <text:p>3.25</text:p>
          </table:table-cell>
          <table:table-cell office:value-type="float" office:value="-2.25" table:style-name="ce5">
            <text:p>-2.25</text:p>
          </table:table-cell>
          <table:table-cell office:value-type="float" office:value="1.07" table:style-name="ce5">
            <text:p>1.07</text:p>
          </table:table-cell>
          <table:table-cell office:value-type="float" office:value="4.75" table:style-name="ce5">
            <text:p>4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9.9999999900411293E-2" table:style-name="ce1">
            <text:p>0.1</text:p>
          </table:table-cell>
          <table:table-cell office:value-type="float" office:value="0.68564800000000004" table:style-name="ce5">
            <text:p>0.685648</text:p>
          </table:table-cell>
          <table:table-cell office:value-type="float" office:value="5.6" table:style-name="ce5">
            <text:p>5.6</text:p>
          </table:table-cell>
          <table:table-cell office:value-type="float" office:value="-3.6" table:style-name="ce5">
            <text:p>-3.6</text:p>
          </table:table-cell>
          <table:table-cell office:value-type="float" office:value="1.063348" table:style-name="ce5">
            <text:p>1.063348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8000000003785601" table:style-name="ce1">
            <text:p>3.8</text:p>
          </table:table-cell>
          <table:table-cell office:value-type="float" office:value="7.5017E-2" table:style-name="ce5">
            <text:p>0.075017</text:p>
          </table:table-cell>
          <table:table-cell office:value-type="float" office:value="3.6" table:style-name="ce5">
            <text:p>3.6</text:p>
          </table:table-cell>
          <table:table-cell office:value-type="float" office:value="-2.8" table:style-name="ce5">
            <text:p>-2.8</text:p>
          </table:table-cell>
          <table:table-cell office:value-type="float" office:value="1.05399" table:style-name="ce5">
            <text:p>1.05399</text:p>
          </table:table-cell>
          <table:table-cell office:value-type="float" office:value="3.8" table:style-name="ce5">
            <text:p>3.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9.9999999900161202E-2" table:style-name="ce1">
            <text:p>0.1</text:p>
          </table:table-cell>
          <table:table-cell office:value-type="float" office:value="-0.61467099999999997" table:style-name="ce5">
            <text:p>-0.614671</text:p>
          </table:table-cell>
          <table:table-cell office:value-type="float" office:value="9.65" table:style-name="ce5">
            <text:p>9.65</text:p>
          </table:table-cell>
          <table:table-cell office:value-type="float" office:value="-7.65" table:style-name="ce5">
            <text:p>-7.65</text:p>
          </table:table-cell>
          <table:table-cell office:value-type="float" office:value="1.0042" table:style-name="ce5">
            <text:p>1.0042</text:p>
          </table:table-cell>
          <table:table-cell office:value-type="float" office:value="9.65" table:style-name="ce5">
            <text:p>9.6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9.0000000008709904" table:style-name="ce1">
            <text:p>9.000000001</text:p>
          </table:table-cell>
          <table:table-cell office:value-type="float" office:value="0.99922100000000003" table:style-name="ce5">
            <text:p>0.999221</text:p>
          </table:table-cell>
          <table:table-cell office:value-type="float" office:value="9" table:style-name="ce5">
            <text:p>9</text:p>
          </table:table-cell>
          <table:table-cell office:value-type="float" office:value="-9" table:style-name="ce5">
            <text:p>-9</text:p>
          </table:table-cell>
          <table:table-cell office:value-type="float" office:value="0.99890000000000001" table:style-name="ce5">
            <text:p>0.9989</text:p>
          </table:table-cell>
          <table:table-cell office:value-type="float" office:value="9" table:style-name="ce5">
            <text:p>9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7.2000000005177398" table:style-name="ce1">
            <text:p>7.200000001</text:p>
          </table:table-cell>
          <table:table-cell office:value-type="float" office:value="1.0178940000000001" table:style-name="ce5">
            <text:p>1.017894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019" table:style-name="ce5">
            <text:p>1.001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9.99999999003338E-2" table:style-name="ce1">
            <text:p>0.1</text:p>
          </table:table-cell>
          <table:table-cell office:value-type="float" office:value="-0.60248299999999999" table:style-name="ce5">
            <text:p>-0.602483</text:p>
          </table:table-cell>
          <table:table-cell office:value-type="float" office:value="5.7" table:style-name="ce5">
            <text:p>5.7</text:p>
          </table:table-cell>
          <table:table-cell office:value-type="float" office:value="-3.7" table:style-name="ce5">
            <text:p>-3.7</text:p>
          </table:table-cell>
          <table:table-cell office:value-type="float" office:value="1.0336000000000001" table:style-name="ce5">
            <text:p>1.0336</text:p>
          </table:table-cell>
          <table:table-cell office:value-type="float" office:value="5.7" table:style-name="ce5">
            <text:p>5.7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5.7500000005723697" table:style-name="ce1">
            <text:p>5.750000001</text:p>
          </table:table-cell>
          <table:table-cell office:value-type="float" office:value="-0.75795400000000002" table:style-name="ce5">
            <text:p>-0.757954</text:p>
          </table:table-cell>
          <table:table-cell office:value-type="float" office:value="5.15" table:style-name="ce5">
            <text:p>5.15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1.0141" table:style-name="ce5">
            <text:p>1.0141</text:p>
          </table:table-cell>
          <table:table-cell office:value-type="float" office:value="5.75" table:style-name="ce5">
            <text:p>5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2.4321090000000001" table:style-name="ce5">
            <text:p>-2.432109</text:p>
          </table:table-cell>
          <table:table-cell office:value-type="float" office:value="5.7" table:style-name="ce5">
            <text:p>5.7</text:p>
          </table:table-cell>
          <table:table-cell office:value-type="float" office:value="-5.7" table:style-name="ce5">
            <text:p>-5.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6.3000000006283896" table:style-name="ce1">
            <text:p>6.300000001</text:p>
          </table:table-cell>
          <table:table-cell office:value-type="float" office:value="-2.209473" table:style-name="ce5">
            <text:p>-2.209473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113000000000001" table:style-name="ce5">
            <text:p>1.0113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9.9999999900375905E-2" table:style-name="ce1">
            <text:p>0.1</text:p>
          </table:table-cell>
          <table:table-cell office:value-type="float" office:value="3.5671460000000002" table:style-name="ce5">
            <text:p>3.567146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28" table:style-name="ce5">
            <text:p>2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5.40000000053851" table:style-name="ce1">
            <text:p>5.400000001</text:p>
          </table:table-cell>
          <table:table-cell office:value-type="float" office:value="1.1628890000000001" table:style-name="ce5">
            <text:p>1.162889</text:p>
          </table:table-cell>
          <table:table-cell office:value-type="float" office:value="5.8" table:style-name="ce5">
            <text:p>5.8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6.3000000006285797" table:style-name="ce1">
            <text:p>6.300000001</text:p>
          </table:table-cell>
          <table:table-cell office:value-type="float" office:value="-9.2790000000000008E-3" table:style-name="ce5">
            <text:p>-0.009279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447" table:style-name="ce5">
            <text:p>1.0447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9.9999999900167696E-2" table:style-name="ce1">
            <text:p>0.1</text:p>
          </table:table-cell>
          <table:table-cell office:value-type="float" office:value="-0.365537" table:style-name="ce5">
            <text:p>-0.365537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368999999999999" table:style-name="ce5">
            <text:p>1.0369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.40000000053859" table:style-name="ce1">
            <text:p>5.400000001</text:p>
          </table:table-cell>
          <table:table-cell office:value-type="float" office:value="-0.56742599999999999" table:style-name="ce5">
            <text:p>-0.567426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116000000000001" table:style-name="ce5">
            <text:p>1.0116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9.9999999900381997E-2" table:style-name="ce1">
            <text:p>0.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5.4000000005385997" table:style-name="ce3">
            <text:p>5.40000000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.9999999900150599E-2" table:style-name="ce5">
            <text:p>0.1</text:p>
          </table:table-cell>
          <table:table-cell office:value-type="float" office:value="1.408962" table:style-name="ce5">
            <text:p>1.408962</text:p>
          </table:table-cell>
          <table:table-cell office:value-type="float" office:value="5.2" table:style-name="ce5">
            <text:p>5.2</text:p>
          </table:table-cell>
          <table:table-cell office:value-type="float" office:value="-4.5" table:style-name="ce5">
            <text:p>-4.5</text:p>
          </table:table-cell>
          <table:table-cell office:value-type="float" office:value="1.03" table:style-name="ce5">
            <text:p>1.03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22.6517242329247" table:style-name="ce7">
            <text:p>22.65172423</text:p>
          </table:table-cell>
          <table:table-cell office:value-type="float" office:value="4.5444110000000002" table:style-name="ce7">
            <text:p>4.544411</text:p>
          </table:table-cell>
          <table:table-cell office:value-type="float" office:value="40" table:style-name="ce7">
            <text:p>40</text:p>
          </table:table-cell>
          <table:table-cell office:value-type="float" office:value="-20.5" table:style-name="ce7">
            <text:p>-20.5</text:p>
          </table:table-cell>
          <table:table-cell office:value-type="float" office:value="1.0185" table:style-name="ce7">
            <text:p>1.0185</text:p>
          </table:table-cell>
          <table:table-cell office:value-type="float" office:value="45" table:style-name="ce7">
            <text:p>45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3" table:style-name="ce7"/>
        </table:table-row>
        <table:table-row table:number-rows-repeated="1048552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ce5"/>
        <table:table-row table:style-name="ro1">
          <table:table-cell office:value-type="string" table:style-name="ce9">
            <text:p>Bus_N</text:p>
          </table:table-cell>
          <table:table-cell office:value-type="string" table:style-name="ce9">
            <text:p>Pd (pu)</text:p>
          </table:table-cell>
          <table:table-cell office:value-type="string" table:style-name="ce9">
            <text:p>Qd (pu)</text:p>
          </table:table-cell>
          <table:table-cell office:value-type="string" table:style-name="ce9">
            <text:p>ShFr</text:p>
          </table:table-cell>
          <table:table-cell office:value-type="string" table:style-name="ce9">
            <text:p>ShFrMin</text:p>
          </table:table-cell>
          <table:table-cell office:value-type="string" table:style-name="ce9">
            <text:p>ShFrMax</text:p>
          </table:table-cell>
          <table:table-cell office:value-type="string" table:style-name="ce9">
            <text:p>ShFrOK</text:p>
          </table:table-cell>
          <table:table-cell office:value-type="string" table:style-name="ce9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.8" table:style-name="ce5">
            <text:p>0.8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8" table:style-name="ce5">
            <text:p>2.8</text:p>
          </table:table-cell>
          <table:table-cell office:value-type="float" office:value="0.95" table:style-name="ce5">
            <text:p>0.9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3" table:style-name="ce5">
            <text:p>0.3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.62018" table:style-name="ce5">
            <text:p>3.62018</text:p>
          </table:table-cell>
          <table:table-cell office:value-type="float" office:value="1.51101" table:style-name="ce5">
            <text:p>1.5110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1.43411" table:style-name="ce5">
            <text:p>1.434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6.0343" table:style-name="ce5">
            <text:p>6.0343</text:p>
          </table:table-cell>
          <table:table-cell office:value-type="float" office:value="2.88171" table:style-name="ce5">
            <text:p>2.881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1.49" table:style-name="ce5">
            <text:p>1.49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9" table:style-name="ce7">
            <text:p>5.9</text:p>
          </table:table-cell>
          <table:table-cell office:value-type="float" office:value="3" table:style-name="ce7">
            <text:p>3</text:p>
          </table:table-cell>
          <table:table-cell office:value-type="float" office:value="0.5" table:style-name="ce7">
            <text:p>0.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7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16.666666670000001" table:style-name="ce3">
            <text:p>-1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5" table:style-name="ce3">
            <text:p>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-26.666666670000001" table:style-name="ce3">
            <text:p>-2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-13.33333333" table:style-name="ce3">
            <text:p>-1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-56.666666669999998" table:style-name="ce3">
            <text:p>-5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5" table:style-name="ce3">
            <text:p>8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66.666666669999998" table:style-name="ce3">
            <text:p>-6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-20" table:style-name="ce3">
            <text:p>-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23.333333329999999" table:style-name="ce3">
            <text:p>-2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-30" table:style-name="ce3">
            <text:p>-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-33.333333330000002" table:style-name="ce3">
            <text:p>-3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-300" table:style-name="ce3">
            <text:p>-3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011999999999998" table:style-name="ce1">
            <text:p>-3.4012</text:p>
          </table:table-cell>
          <table:table-cell office:value-type="float" office:value="-6.8023999999999996" table:style-name="ce1">
            <text:p>-6.80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4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ohammad Iman ALIZADEH</dc:creator>
    <meta:creation-date>2020-08-07T14:21:31Z</meta:creation-date>
    <dc:date>2022-08-21T04:58:18Z</dc:date>
  </office:meta>
</office:document-meta>
</file>